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499cm" table:align="left"/>
    </style:style>
    <style:style style:name="Table1.A" style:family="table-column">
      <style:table-column-properties style:column-width="5.593cm"/>
    </style:style>
    <style:style style:name="Table1.B" style:family="table-column">
      <style:table-column-properties style:column-width="1.101cm"/>
    </style:style>
    <style:style style:name="Table1.A1" style:family="table-cell">
      <style:table-cell-properties fo:background-color="transparent" fo:padding="0.097cm" fo:border="none" style:writing-mode="page">
        <style:background-image/>
      </style:table-cell-properties>
    </style:style>
    <style:style style:name="Table1.B1" style:family="table-cell">
      <style:table-cell-properties fo:background-color="#81d41a" fo:padding="0.097cm" fo:border-left="0.5pt solid #000000" fo:border-right="none" fo:border-top="0.5pt solid #000000" fo:border-bottom="0.5pt solid #000000" style:writing-mode="page">
        <style:background-image/>
      </style:table-cell-properties>
    </style:style>
    <style:style style:name="Table1.I1" style:family="table-cell">
      <style:table-cell-properties fo:background-color="#ffffa6" fo:padding="0.097cm" fo:border="0.5pt solid #000000" style:writing-mode="page">
        <style:background-image/>
      </style:table-cell-properties>
    </style:style>
    <style:style style:name="Table1.A2" style:family="table-cell">
      <style:table-cell-properties style:vertical-align="middle" fo:background-color="transparent" fo:padding="0.097cm" fo:border="0.5pt solid #000000" style:writing-mode="page">
        <style:background-image/>
      </style:table-cell-properties>
    </style:style>
    <style:style style:name="Table1.B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3"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5"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D5"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6"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F6"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G6"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H6"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I6"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J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7"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G7"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H7"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I7"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J7" style:family="table-cell">
      <style:table-cell-properties fo:background-color="#3465a4" fo:padding="0.097cm" fo:border-left="0.5pt solid #000000" fo:border-right="0.5pt solid #000000" fo:border-top="none" fo:border-bottom="0.5pt solid #000000" style:writing-mode="page">
        <style:background-image/>
      </style:table-cell-properties>
    </style:style>
    <style:style style:name="Table1.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8"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G8"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H8"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I8" style:family="table-cell">
      <style:table-cell-properties fo:background-color="#3465a4" fo:padding="0.097cm" fo:border-left="0.5pt solid #000000" fo:border-right="none" fo:border-top="none" fo:border-bottom="0.5pt solid #000000" style:writing-mode="page">
        <style:background-image/>
      </style:table-cell-properties>
    </style:style>
    <style:style style:name="Table1.J8" style:family="table-cell">
      <style:table-cell-properties fo:background-color="#3465a4"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paragraph-properties fo:line-height="100%"/>
      <style:text-properties style:font-name="Times New Roman" officeooo:rsid="00096341" officeooo:paragraph-rsid="00096341"/>
    </style:style>
    <style:style style:name="P4" style:family="paragraph" style:parent-style-name="Standard">
      <style:paragraph-properties fo:line-height="150%"/>
      <style:text-properties style:font-name="Times New Roman" officeooo:rsid="00096341" officeooo:paragraph-rsid="00096341"/>
    </style:style>
    <style:style style:name="P5" style:family="paragraph" style:parent-style-name="Standard">
      <style:text-properties style:font-name="Times New Roman" officeooo:rsid="00096341" officeooo:paragraph-rsid="0047bb8b"/>
    </style:style>
    <style:style style:name="P6" style:family="paragraph" style:parent-style-name="Standard">
      <style:paragraph-properties fo:line-height="150%"/>
      <style:text-properties style:font-name="Times New Roman" officeooo:rsid="0013ee7a" officeooo:paragraph-rsid="0013ee7a"/>
    </style:style>
    <style:style style:name="P7" style:family="paragraph" style:parent-style-name="Standard">
      <style:paragraph-properties fo:line-height="150%"/>
      <style:text-properties style:font-name="Times New Roman" officeooo:rsid="0013ee7a" officeooo:paragraph-rsid="001a308d"/>
    </style:style>
    <style:style style:name="P8" style:family="paragraph" style:parent-style-name="Standard">
      <style:paragraph-properties fo:line-height="150%"/>
      <style:text-properties style:font-name="Times New Roman" officeooo:rsid="0016e1bc" officeooo:paragraph-rsid="0016e1bc"/>
    </style:style>
    <style:style style:name="P9" style:family="paragraph" style:parent-style-name="Standard">
      <style:paragraph-properties fo:line-height="150%"/>
      <style:text-properties style:font-name="Times New Roman" officeooo:rsid="0026b209" officeooo:paragraph-rsid="00283eed"/>
    </style:style>
    <style:style style:name="P10" style:family="paragraph" style:parent-style-name="Standard">
      <style:paragraph-properties fo:line-height="150%"/>
      <style:text-properties style:font-name="Times New Roman" fo:font-weight="bold" officeooo:rsid="001ece2d" officeooo:paragraph-rsid="001db8a4" style:font-weight-asian="bold" style:font-weight-complex="bold"/>
    </style:style>
    <style:style style:name="P11" style:family="paragraph" style:parent-style-name="Standard">
      <style:paragraph-properties fo:line-height="150%"/>
      <style:text-properties style:font-name="Times New Roman" fo:font-weight="bold" officeooo:rsid="002d2d67" officeooo:paragraph-rsid="002d2d67" style:font-weight-asian="bold" style:font-weight-complex="bold"/>
    </style:style>
    <style:style style:name="P12" style:family="paragraph" style:parent-style-name="Standard">
      <style:paragraph-properties fo:line-height="150%" fo:text-align="center" style:justify-single-word="false"/>
      <style:text-properties style:font-name="Times New Roman" fo:font-weight="bold" officeooo:rsid="00398287" officeooo:paragraph-rsid="00398287" style:font-weight-asian="bold" style:font-weight-complex="bold"/>
    </style:style>
    <style:style style:name="P13" style:family="paragraph" style:parent-style-name="Standard">
      <style:paragraph-properties fo:line-height="150%" fo:text-align="center" style:justify-single-word="false"/>
      <style:text-properties style:font-name="Times New Roman" fo:font-weight="bold" officeooo:rsid="003a87bf" officeooo:paragraph-rsid="003a87bf" style:font-weight-asian="bold" style:font-weight-complex="bold"/>
    </style:style>
    <style:style style:name="P14" style:family="paragraph" style:parent-style-name="Standard">
      <style:paragraph-properties fo:line-height="150%"/>
      <style:text-properties style:font-name="Times New Roman" fo:font-weight="bold" officeooo:rsid="00096341" officeooo:paragraph-rsid="00096341" style:font-weight-asian="bold" style:font-weight-complex="bold"/>
    </style:style>
    <style:style style:name="P15" style:family="paragraph" style:parent-style-name="Standard">
      <style:paragraph-properties fo:line-height="100%">
        <style:tab-stops>
          <style:tab-stop style:position="15.501cm" style:type="right"/>
        </style:tab-stops>
      </style:paragraph-properties>
      <style:text-properties style:font-name="Times New Roman" fo:font-weight="bold" officeooo:rsid="003fc9a5" officeooo:paragraph-rsid="003fc9a5" style:font-weight-asian="bold" style:font-weight-complex="bold"/>
    </style:style>
    <style:style style:name="P16" style:family="paragraph" style:parent-style-name="Standard">
      <style:paragraph-properties fo:line-height="150%"/>
      <style:text-properties style:font-name="Times New Roman" fo:font-weight="bold" officeooo:rsid="00182603" officeooo:paragraph-rsid="00182603" style:font-weight-asian="bold" style:font-weight-complex="bold"/>
    </style:style>
    <style:style style:name="P17" style:family="paragraph" style:parent-style-name="Standard">
      <style:paragraph-properties fo:line-height="150%"/>
      <style:text-properties style:font-name="Times New Roman" fo:font-weight="bold" officeooo:rsid="0026b209" officeooo:paragraph-rsid="0026b209" style:font-weight-asian="bold" style:font-weight-complex="bold"/>
    </style:style>
    <style:style style:name="P18" style:family="paragraph" style:parent-style-name="Standard">
      <style:paragraph-properties fo:line-height="150%"/>
      <style:text-properties style:font-name="Times New Roman" fo:font-weight="bold" officeooo:rsid="0026b209" officeooo:paragraph-rsid="001a4c44" style:font-weight-asian="bold" style:font-weight-complex="bold"/>
    </style:style>
    <style:style style:name="P19" style:family="paragraph" style:parent-style-name="Standard">
      <style:paragraph-properties fo:line-height="150%"/>
      <style:text-properties style:font-name="Times New Roman" fo:font-weight="bold" officeooo:rsid="0026b209" officeooo:paragraph-rsid="0021f351" style:font-weight-asian="bold" style:font-weight-complex="bold"/>
    </style:style>
    <style:style style:name="P20" style:family="paragraph" style:parent-style-name="Standard">
      <style:paragraph-properties fo:line-height="150%"/>
      <style:text-properties style:font-name="Times New Roman" fo:font-weight="bold" officeooo:rsid="00283eed" officeooo:paragraph-rsid="00283eed" style:font-weight-asian="bold" style:font-weight-complex="bold"/>
    </style:style>
    <style:style style:name="P21" style:family="paragraph" style:parent-style-name="Standard">
      <style:paragraph-properties fo:line-height="150%"/>
      <style:text-properties style:font-name="Times New Roman" fo:font-weight="bold" officeooo:rsid="001a4c44" officeooo:paragraph-rsid="001a4c44" style:font-weight-asian="bold" style:font-weight-complex="bold"/>
    </style:style>
    <style:style style:name="P22" style:family="paragraph" style:parent-style-name="Standard">
      <style:paragraph-properties fo:line-height="150%"/>
      <style:text-properties style:font-name="Times New Roman" fo:font-weight="bold" officeooo:rsid="002090e3" officeooo:paragraph-rsid="002d2d67" style:font-weight-asian="bold" style:font-weight-complex="bold"/>
    </style:style>
    <style:style style:name="P23" style:family="paragraph" style:parent-style-name="Standard">
      <style:paragraph-properties fo:line-height="150%"/>
      <style:text-properties style:font-name="Times New Roman" fo:font-weight="bold" officeooo:rsid="0056819a" officeooo:paragraph-rsid="0056819a" style:font-weight-asian="bold" style:font-weight-complex="bold"/>
    </style:style>
    <style:style style:name="P24" style:family="paragraph" style:parent-style-name="Standard">
      <style:paragraph-properties fo:line-height="150%"/>
      <style:text-properties style:font-name="Times New Roman" fo:font-weight="normal" officeooo:rsid="001a308d" officeooo:paragraph-rsid="0026b209" style:font-weight-asian="normal" style:font-weight-complex="normal"/>
    </style:style>
    <style:style style:name="P25" style:family="paragraph" style:parent-style-name="Standard">
      <style:paragraph-properties fo:line-height="150%"/>
      <style:text-properties style:font-name="Times New Roman" fo:font-weight="normal" officeooo:rsid="0029da0e" officeooo:paragraph-rsid="00283eed" style:font-weight-asian="normal" style:font-weight-complex="normal"/>
    </style:style>
    <style:style style:name="P26" style:family="paragraph" style:parent-style-name="Standard">
      <style:paragraph-properties fo:line-height="150%"/>
      <style:text-properties style:font-name="Times New Roman" fo:font-weight="normal" officeooo:rsid="0030073e" officeooo:paragraph-rsid="0030073e" style:font-weight-asian="normal" style:font-weight-complex="normal"/>
    </style:style>
    <style:style style:name="P27" style:family="paragraph" style:parent-style-name="Standard">
      <style:paragraph-properties fo:line-height="150%"/>
      <style:text-properties style:font-name="Times New Roman" fo:font-weight="normal" officeooo:rsid="0034c950" officeooo:paragraph-rsid="0036c8fc" style:font-weight-asian="normal" style:font-weight-complex="normal"/>
    </style:style>
    <style:style style:name="P28" style:family="paragraph" style:parent-style-name="Standard">
      <style:paragraph-properties fo:line-height="150%"/>
      <style:text-properties style:font-name="Times New Roman" fo:font-weight="normal" officeooo:rsid="0036c8fc" officeooo:paragraph-rsid="0036c8fc" style:font-weight-asian="normal" style:font-weight-complex="normal"/>
    </style:style>
    <style:style style:name="P29" style:family="paragraph" style:parent-style-name="Standard">
      <style:paragraph-properties fo:line-height="150%"/>
      <style:text-properties style:font-name="Times New Roman" fo:font-weight="normal" officeooo:rsid="00443a90" officeooo:paragraph-rsid="00443a90" style:font-weight-asian="normal" style:font-weight-complex="normal"/>
    </style:style>
    <style:style style:name="P30" style:family="paragraph" style:parent-style-name="Standard">
      <style:paragraph-properties fo:line-height="150%"/>
      <style:text-properties style:font-name="Times New Roman" fo:font-weight="normal" officeooo:rsid="002d2d67" officeooo:paragraph-rsid="002d2d67" style:font-weight-asian="normal" style:font-weight-complex="normal"/>
    </style:style>
    <style:style style:name="P31" style:family="paragraph" style:parent-style-name="Standard">
      <style:paragraph-properties fo:line-height="150%" fo:text-align="center" style:justify-single-word="false"/>
      <style:text-properties style:font-name="Times New Roman" fo:font-weight="normal" officeooo:rsid="00398287" officeooo:paragraph-rsid="00398287" style:font-weight-asian="normal" style:font-weight-complex="normal"/>
    </style:style>
    <style:style style:name="P32" style:family="paragraph" style:parent-style-name="Standard">
      <style:paragraph-properties fo:line-height="150%" fo:text-align="center" style:justify-single-word="false"/>
      <style:text-properties style:font-name="Times New Roman" fo:font-weight="normal" officeooo:rsid="003a87bf" officeooo:paragraph-rsid="003a87bf" style:font-weight-asian="normal" style:font-weight-complex="normal"/>
    </style:style>
    <style:style style:name="P33" style:family="paragraph" style:parent-style-name="Standard">
      <style:paragraph-properties fo:line-height="150%"/>
      <style:text-properties style:font-name="Times New Roman" officeooo:rsid="001bfbf8" officeooo:paragraph-rsid="001bfbf8"/>
    </style:style>
    <style:style style:name="P34" style:family="paragraph" style:parent-style-name="Standard">
      <style:paragraph-properties fo:line-height="150%"/>
      <style:text-properties style:font-name="Times New Roman" officeooo:rsid="001ece2d" officeooo:paragraph-rsid="001ece2d"/>
    </style:style>
    <style:style style:name="P35" style:family="paragraph" style:parent-style-name="Standard">
      <style:paragraph-properties fo:line-height="150%"/>
      <style:text-properties style:font-name="Times New Roman" officeooo:rsid="0020cf5c" officeooo:paragraph-rsid="0020cc5d"/>
    </style:style>
    <style:style style:name="P36" style:family="paragraph" style:parent-style-name="Standard">
      <style:paragraph-properties fo:line-height="150%" fo:text-align="center" style:justify-single-word="false"/>
      <style:text-properties style:font-name="Times New Roman" fo:font-size="14pt" fo:font-weight="bold" officeooo:rsid="001a308d" officeooo:paragraph-rsid="001a308d" style:font-size-asian="14pt" style:font-weight-asian="bold" style:font-size-complex="14pt" style:font-weight-complex="bold"/>
    </style:style>
    <style:style style:name="P37" style:family="paragraph" style:parent-style-name="Standard">
      <style:paragraph-properties fo:line-height="150%" fo:text-align="center" style:justify-single-word="false"/>
      <style:text-properties style:font-name="Times New Roman" fo:font-size="14pt" fo:font-weight="bold" officeooo:rsid="0026b209" officeooo:paragraph-rsid="0026b209" style:font-size-asian="14pt" style:font-weight-asian="bold" style:font-size-complex="14pt" style:font-weight-complex="bold"/>
    </style:style>
    <style:style style:name="P38" style:family="paragraph" style:parent-style-name="Standard">
      <style:paragraph-properties fo:line-height="150%" fo:text-align="center" style:justify-single-word="false"/>
      <style:text-properties style:font-name="Times New Roman" fo:font-size="14pt" fo:font-weight="bold" officeooo:rsid="001a4c44" officeooo:paragraph-rsid="001a4c44" style:font-size-asian="14pt" style:font-weight-asian="bold" style:font-size-complex="14pt" style:font-weight-complex="bold"/>
    </style:style>
    <style:style style:name="P39" style:family="paragraph" style:parent-style-name="Standard">
      <style:paragraph-properties fo:line-height="150%" fo:text-align="center" style:justify-single-word="false"/>
      <style:text-properties style:font-name="Times New Roman" fo:font-size="14pt" fo:font-weight="bold" officeooo:rsid="00096341" officeooo:paragraph-rsid="00096341" style:font-size-asian="14pt" style:font-weight-asian="bold" style:font-size-complex="14pt" style:font-weight-complex="bold"/>
    </style:style>
    <style:style style:name="P40" style:family="paragraph" style:parent-style-name="Standard">
      <style:paragraph-properties fo:line-height="150%" fo:text-align="center" style:justify-single-word="false"/>
      <style:text-properties style:font-name="Times New Roman" fo:font-size="14pt" fo:font-weight="bold" officeooo:rsid="0013ee7a" officeooo:paragraph-rsid="001a308d" style:font-size-asian="14pt" style:font-weight-asian="bold" style:font-size-complex="14pt" style:font-weight-complex="bold"/>
    </style:style>
    <style:style style:name="P41" style:family="paragraph" style:parent-style-name="Standard">
      <style:paragraph-properties fo:line-height="150%" fo:text-align="center" style:justify-single-word="false"/>
      <style:text-properties style:font-name="Times New Roman" fo:font-size="14pt" fo:font-weight="bold" officeooo:rsid="002090e3" officeooo:paragraph-rsid="002d2d67" style:font-size-asian="14pt" style:font-weight-asian="bold" style:font-size-complex="14pt" style:font-weight-complex="bold"/>
    </style:style>
    <style:style style:name="P42" style:family="paragraph" style:parent-style-name="Standard">
      <style:paragraph-properties fo:line-height="100%"/>
      <style:text-properties style:font-name="Times New Roman" fo:font-size="14pt" fo:font-weight="bold" officeooo:rsid="003fc9a5" officeooo:paragraph-rsid="00096341" style:font-size-asian="14pt" style:font-weight-asian="bold" style:font-size-complex="14pt" style:font-weight-complex="bold"/>
    </style:style>
    <style:style style:name="P43" style:family="paragraph" style:parent-style-name="Standard">
      <style:paragraph-properties fo:line-height="100%" fo:text-align="center" style:justify-single-word="false"/>
      <style:text-properties style:font-name="Times New Roman" fo:font-size="14pt" fo:font-weight="bold" officeooo:rsid="00398287" officeooo:paragraph-rsid="005fa7b2" style:font-size-asian="12.25pt" style:font-weight-asian="bold" style:font-size-complex="14pt" style:font-weight-complex="bold"/>
    </style:style>
    <style:style style:name="P44" style:family="paragraph" style:parent-style-name="Standard">
      <style:paragraph-properties fo:line-height="150%" fo:text-align="center" style:justify-single-word="false"/>
      <style:text-properties style:font-name="Times New Roman" officeooo:rsid="00398287" officeooo:paragraph-rsid="00398287"/>
    </style:style>
    <style:style style:name="P45" style:family="paragraph" style:parent-style-name="Standard">
      <style:paragraph-properties fo:line-height="150%"/>
      <style:text-properties style:font-name="Times New Roman"/>
    </style:style>
    <style:style style:name="P46" style:family="paragraph" style:parent-style-name="Standard">
      <style:paragraph-properties fo:line-height="100%" fo:text-align="start" style:justify-single-word="false">
        <style:tab-stops>
          <style:tab-stop style:position="15.501cm" style:type="right"/>
        </style:tab-stops>
      </style:paragraph-properties>
      <style:text-properties style:font-name="Times New Roman" officeooo:rsid="0004cbd2" officeooo:paragraph-rsid="00480936"/>
    </style:style>
    <style:style style:name="P47" style:family="paragraph" style:parent-style-name="Standard">
      <style:paragraph-properties fo:line-height="100%">
        <style:tab-stops>
          <style:tab-stop style:position="15.501cm" style:type="right"/>
        </style:tab-stops>
      </style:paragraph-properties>
      <style:text-properties style:font-name="Times New Roman" officeooo:rsid="003fc9a5" officeooo:paragraph-rsid="003fc9a5"/>
    </style:style>
    <style:style style:name="P48" style:family="paragraph" style:parent-style-name="Standard">
      <style:paragraph-properties fo:text-align="start" style:justify-single-word="false">
        <style:tab-stops>
          <style:tab-stop style:position="15.501cm" style:type="right"/>
        </style:tab-stops>
      </style:paragraph-properties>
      <style:text-properties style:font-name="Times New Roman" officeooo:rsid="003fc9a5" officeooo:paragraph-rsid="0047bb8b"/>
    </style:style>
    <style:style style:name="P49" style:family="paragraph" style:parent-style-name="Standard">
      <style:paragraph-properties fo:line-height="150%" fo:text-align="center" style:justify-single-word="false"/>
      <style:text-properties style:font-name="Times New Roman" fo:font-style="italic" fo:font-weight="normal" officeooo:rsid="003a87bf" officeooo:paragraph-rsid="003a87bf" style:font-style-asian="italic" style:font-weight-asian="normal" style:font-style-complex="italic" style:font-weight-complex="normal"/>
    </style:style>
    <style:style style:name="P50" style:family="paragraph" style:parent-style-name="Standard">
      <style:paragraph-properties fo:line-height="150%"/>
      <style:text-properties style:font-name="Times New Roman" officeooo:rsid="000a2afe" officeooo:paragraph-rsid="000a2afe"/>
    </style:style>
    <style:style style:name="P51" style:family="paragraph" style:parent-style-name="Standard">
      <style:paragraph-properties fo:line-height="150%"/>
      <style:text-properties style:font-name="Times New Roman" officeooo:rsid="000bc5b7" officeooo:paragraph-rsid="004e2028"/>
    </style:style>
    <style:style style:name="P52" style:family="paragraph" style:parent-style-name="Standard">
      <style:paragraph-properties fo:line-height="150%"/>
      <style:text-properties style:font-name="Times New Roman" officeooo:rsid="001168e9" officeooo:paragraph-rsid="0013772a"/>
    </style:style>
    <style:style style:name="P53" style:family="paragraph" style:parent-style-name="Standard">
      <style:paragraph-properties fo:line-height="100%" fo:text-align="start" style:justify-single-word="false"/>
      <style:text-properties style:font-name="Times New Roman" fo:font-size="12pt" fo:font-weight="normal" officeooo:rsid="003fc9a5" officeooo:paragraph-rsid="003fc9a5" style:font-size-asian="12pt" style:font-weight-asian="normal" style:font-size-complex="12pt" style:font-weight-complex="normal"/>
    </style:style>
    <style:style style:name="P54" style:family="paragraph" style:parent-style-name="Standard">
      <style:paragraph-properties fo:line-height="100%" fo:text-align="start" style:justify-single-word="false">
        <style:tab-stops>
          <style:tab-stop style:position="15.501cm" style:type="right"/>
        </style:tab-stops>
      </style:paragraph-properties>
      <style:text-properties style:font-name="Times New Roman" fo:font-size="12pt" fo:font-weight="normal" officeooo:rsid="0059bcb4" officeooo:paragraph-rsid="0059bcb4" style:font-size-asian="12pt" style:font-weight-asian="normal" style:font-size-complex="12pt" style:font-weight-complex="normal"/>
    </style:style>
    <style:style style:name="P55" style:family="paragraph" style:parent-style-name="Standard">
      <style:paragraph-properties fo:text-align="start" style:justify-single-word="false">
        <style:tab-stops>
          <style:tab-stop style:position="15.501cm" style:type="right"/>
        </style:tab-stops>
      </style:paragraph-properties>
      <style:text-properties style:font-name="Times New Roman" officeooo:rsid="0059bcb4" officeooo:paragraph-rsid="0059bcb4"/>
    </style:style>
    <style:style style:name="P56" style:family="paragraph" style:parent-style-name="Standard">
      <style:paragraph-properties fo:line-height="150%"/>
      <style:text-properties style:font-name="Times New Roman" fo:font-size="10pt" fo:font-weight="bold" officeooo:rsid="0026b209" officeooo:paragraph-rsid="0059b391" style:font-size-asian="8.75pt" style:font-weight-asian="bold" style:font-size-complex="10pt" style:font-weight-complex="bold"/>
    </style:style>
    <style:style style:name="P57" style:family="paragraph" style:parent-style-name="Standard">
      <style:paragraph-properties fo:line-height="150%"/>
      <style:text-properties fo:font-weight="bold" officeooo:rsid="0026b209" officeooo:paragraph-rsid="0026b209" style:font-weight-asian="bold" style:font-weight-complex="bold"/>
    </style:style>
    <style:style style:name="P58" style:family="paragraph" style:parent-style-name="Standard">
      <style:paragraph-properties fo:line-height="150%"/>
      <style:text-properties fo:font-weight="bold" officeooo:rsid="00283eed" officeooo:paragraph-rsid="00283eed" style:font-weight-asian="bold" style:font-weight-complex="bold"/>
    </style:style>
    <style:style style:name="P59" style:family="paragraph" style:parent-style-name="Standard">
      <style:paragraph-properties fo:line-height="150%" fo:text-align="center" style:justify-single-word="false"/>
      <style:text-properties fo:font-weight="bold" officeooo:rsid="002d2d67" officeooo:paragraph-rsid="002d2d67" style:font-weight-asian="bold" style:font-weight-complex="bold"/>
    </style:style>
    <style:style style:name="P60" style:family="paragraph" style:parent-style-name="Standard">
      <style:paragraph-properties fo:line-height="150%"/>
      <style:text-properties officeooo:rsid="001db8a4" officeooo:paragraph-rsid="001db8a4"/>
    </style:style>
    <style:style style:name="P61" style:family="paragraph" style:parent-style-name="Standard">
      <style:paragraph-properties fo:line-height="150%"/>
      <style:text-properties officeooo:rsid="001ece2d" officeooo:paragraph-rsid="001ece2d"/>
    </style:style>
    <style:style style:name="P62" style:family="paragraph" style:parent-style-name="Standard">
      <style:paragraph-properties fo:line-height="150%"/>
      <style:text-properties fo:font-weight="normal" officeooo:rsid="00283eed" officeooo:paragraph-rsid="00283eed" style:font-weight-asian="normal" style:font-weight-complex="normal"/>
    </style:style>
    <style:style style:name="P63" style:family="paragraph" style:parent-style-name="Standard">
      <style:paragraph-properties fo:line-height="150%"/>
      <style:text-properties fo:font-weight="normal" officeooo:rsid="002c6a7c" officeooo:paragraph-rsid="002c6a7c" style:font-weight-asian="normal" style:font-weight-complex="normal"/>
    </style:style>
    <style:style style:name="P64" style:family="paragraph" style:parent-style-name="Standard">
      <style:paragraph-properties fo:line-height="150%"/>
      <style:text-properties officeooo:paragraph-rsid="0013772a"/>
    </style:style>
    <style:style style:name="P65" style:family="paragraph" style:parent-style-name="Standard">
      <style:paragraph-properties fo:line-height="150%"/>
      <style:text-properties officeooo:paragraph-rsid="004e2028"/>
    </style:style>
    <style:style style:name="P66" style:family="paragraph" style:parent-style-name="Standard">
      <style:paragraph-properties fo:line-height="150%"/>
      <style:text-properties officeooo:rsid="0021f351" officeooo:paragraph-rsid="0021f351"/>
    </style:style>
    <style:style style:name="P67" style:family="paragraph" style:parent-style-name="Standard">
      <style:paragraph-properties fo:line-height="150%" fo:text-align="center" style:justify-single-word="false"/>
      <style:text-properties fo:font-size="14pt" fo:font-weight="bold" officeooo:rsid="001a308d" officeooo:paragraph-rsid="001a308d" style:font-size-asian="14pt" style:font-weight-asian="bold" style:font-size-complex="14pt" style:font-weight-complex="bold"/>
    </style:style>
    <style:style style:name="P68" style:family="paragraph" style:parent-style-name="Standard">
      <style:paragraph-properties fo:line-height="150%" fo:text-align="center" style:justify-single-word="false"/>
      <style:text-properties fo:font-size="14pt" fo:font-weight="bold" officeooo:rsid="001a4c44" officeooo:paragraph-rsid="001a4c44" style:font-size-asian="14pt" style:font-weight-asian="bold" style:font-size-complex="14pt" style:font-weight-complex="bold"/>
    </style:style>
    <style:style style:name="P69" style:family="paragraph" style:parent-style-name="Standard">
      <style:paragraph-properties fo:line-height="100%"/>
      <style:text-properties fo:font-size="10pt" fo:font-style="normal" officeooo:rsid="003e6006" officeooo:paragraph-rsid="003e6006" style:font-size-asian="10pt" style:font-style-asian="normal" style:font-size-complex="10pt" style:font-style-complex="normal"/>
    </style:style>
    <style:style style:name="P70" style:family="paragraph" style:parent-style-name="Standard">
      <style:paragraph-properties fo:line-height="150%" fo:text-align="start" style:justify-single-word="false"/>
      <style:text-properties fo:font-size="10pt" officeooo:rsid="0059b391" officeooo:paragraph-rsid="0059b391" style:font-size-asian="8.75pt" style:font-size-complex="10pt"/>
    </style:style>
    <style:style style:name="P71" style:family="paragraph" style:parent-style-name="Standard">
      <style:paragraph-properties fo:line-height="150%"/>
      <style:text-properties officeooo:rsid="001a4c44" officeooo:paragraph-rsid="001a4c44"/>
    </style:style>
    <style:style style:name="P72" style:family="paragraph" style:parent-style-name="Standard">
      <style:paragraph-properties fo:line-height="150%"/>
      <style:text-properties officeooo:rsid="0056819a" officeooo:paragraph-rsid="0056819a"/>
    </style:style>
    <style:style style:name="P73" style:family="paragraph" style:parent-style-name="Standard" style:master-page-name="">
      <style:paragraph-properties fo:line-height="150%" style:page-number="auto"/>
      <style:text-properties style:font-name="Times New Roman" officeooo:rsid="001a308d" officeooo:paragraph-rsid="001a308d"/>
    </style:style>
    <style:style style:name="P74" style:family="paragraph" style:parent-style-name="Standard">
      <style:paragraph-properties fo:margin-top="0cm" fo:margin-bottom="0cm" loext:contextual-spacing="false" fo:line-height="150%" fo:text-align="center" style:justify-single-word="false"/>
      <style:text-properties style:font-name="Times New Roman" fo:font-weight="bold" officeooo:rsid="003a87bf" officeooo:paragraph-rsid="003a87bf" style:font-weight-asian="bold" style:font-weight-complex="bold"/>
    </style:style>
    <style:style style:name="P75" style:family="paragraph" style:parent-style-name="Standard">
      <style:paragraph-properties fo:margin-left="1.251cm" fo:margin-right="0cm" fo:line-height="100%" fo:text-align="start" style:justify-single-word="false" fo:text-indent="0cm" style:auto-text-indent="false">
        <style:tab-stops>
          <style:tab-stop style:position="15.501cm" style:type="right"/>
        </style:tab-stops>
      </style:paragraph-properties>
      <style:text-properties style:font-name="Times New Roman" officeooo:rsid="0004cbd2" officeooo:paragraph-rsid="00480936"/>
    </style:style>
    <style:style style:name="P76" style:family="paragraph" style:parent-style-name="Standard">
      <style:paragraph-properties fo:margin-left="1.251cm" fo:margin-right="0cm" fo:line-height="100%" fo:text-align="start" style:justify-single-word="false" fo:text-indent="0cm" style:auto-text-indent="false">
        <style:tab-stops>
          <style:tab-stop style:position="15.501cm" style:type="right"/>
        </style:tab-stops>
      </style:paragraph-properties>
      <style:text-properties style:font-name="Times New Roman" officeooo:rsid="0059bcb4" officeooo:paragraph-rsid="0059bcb4"/>
    </style:style>
    <style:style style:name="P77" style:family="paragraph" style:parent-style-name="Standard">
      <style:paragraph-properties fo:margin-left="0cm" fo:margin-right="0cm" fo:line-height="150%" fo:text-indent="0cm" style:auto-text-indent="false"/>
      <style:text-properties style:font-name="Times New Roman" fo:font-weight="normal" officeooo:rsid="002d2d67" officeooo:paragraph-rsid="002d2d67" style:font-weight-asian="normal" style:font-weight-complex="normal"/>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a688" officeooo:paragraph-rsid="0030a68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a688" officeooo:paragraph-rsid="0030a68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1b32" officeooo:paragraph-rsid="00321b3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073e" officeooo:paragraph-rsid="0030073e" style:font-size-asian="12pt" style:font-style-asian="normal" style:font-weight-asian="normal" style:font-size-complex="12pt" style:font-style-complex="normal" style:font-weight-complex="normal" style:text-rotation-angle="90" style:text-rotation-scale="line-height" style:text-overline-style="none" style:text-overline-color="font-color"/>
    </style:style>
    <style:style style:name="P83" style:family="paragraph" style:parent-style-name="Standard" style:master-page-name="First_20_Page">
      <style:paragraph-properties fo:line-height="100%" fo:text-align="center" style:justify-single-word="false" style:page-number="auto"/>
      <style:text-properties style:font-name="Times New Roman" fo:font-size="14pt" fo:font-weight="bold" officeooo:rsid="00398287" officeooo:paragraph-rsid="00398287" style:font-size-asian="12.25pt" style:font-weight-asian="bold" style:font-size-complex="14pt" style:font-weight-complex="bold"/>
    </style:style>
    <style:style style:name="P84" style:family="paragraph" style:parent-style-name="Standard" style:master-page-name="Index">
      <style:paragraph-properties fo:text-align="center" style:justify-single-word="false" style:page-number="auto"/>
      <style:text-properties style:font-name="Times New Roman" fo:font-size="14pt" fo:font-weight="bold" officeooo:rsid="0004cbd2" officeooo:paragraph-rsid="0004cbd2" style:font-size-asian="14pt" style:font-weight-asian="bold" style:font-size-complex="14pt" style:font-weight-complex="bold"/>
    </style:style>
    <style:style style:name="P85" style:family="paragraph" style:parent-style-name="Standard" style:master-page-name="Index">
      <style:paragraph-properties fo:line-height="100%" fo:text-align="center" style:justify-single-word="false" style:page-number="auto"/>
      <style:text-properties style:font-name="Times New Roman" fo:font-size="14pt" fo:font-weight="bold" officeooo:rsid="0059b391" officeooo:paragraph-rsid="0059b391" style:font-size-asian="14pt" style:font-weight-asian="bold" style:font-size-complex="14pt" style:font-weight-complex="bold"/>
    </style:style>
    <style:style style:name="P86" style:family="paragraph" style:parent-style-name="Standard" style:master-page-name="Index">
      <style:paragraph-properties fo:line-height="100%" fo:text-align="center" style:justify-single-word="false" style:page-number="auto"/>
      <style:text-properties style:font-name="Times New Roman" fo:font-size="14pt" fo:font-weight="bold" officeooo:rsid="003fc9a5" officeooo:paragraph-rsid="003fc9a5" style:font-size-asian="14pt" style:font-weight-asian="bold" style:font-size-complex="14pt" style:font-weight-complex="bold"/>
    </style:style>
    <style:style style:name="P87" style:family="paragraph" style:parent-style-name="Standard" style:master-page-name="Standard">
      <style:paragraph-properties fo:line-height="150%" fo:text-align="center" style:justify-single-word="false" style:page-number="1"/>
      <style:text-properties style:font-name="Times New Roman" fo:font-size="14pt" fo:font-weight="bold" officeooo:rsid="00096341" officeooo:paragraph-rsid="00096341" style:font-size-asian="14pt" style:font-weight-asian="bold" style:font-size-complex="14pt" style:font-weight-complex="bold"/>
    </style:style>
    <style:style style:name="P88" style:family="paragraph" style:parent-style-name="Standard" style:list-style-name="L1">
      <style:paragraph-properties fo:line-height="150%"/>
      <style:text-properties style:font-name="Times New Roman" officeooo:rsid="0026b209" officeooo:paragraph-rsid="0026b209"/>
    </style:style>
    <style:style style:name="P89" style:family="paragraph" style:parent-style-name="Standard" style:list-style-name="L2">
      <style:paragraph-properties fo:line-height="150%"/>
      <style:text-properties style:font-name="Times New Roman" officeooo:rsid="00187506" officeooo:paragraph-rsid="0026b209"/>
    </style:style>
    <style:style style:name="P90" style:family="paragraph" style:parent-style-name="Standard" style:list-style-name="L2">
      <style:paragraph-properties fo:line-height="150%"/>
      <style:text-properties style:font-name="Times New Roman" officeooo:rsid="0018a04a" officeooo:paragraph-rsid="0026b209"/>
    </style:style>
    <style:style style:name="P91" style:family="paragraph" style:parent-style-name="Standard" style:list-style-name="L2">
      <style:paragraph-properties fo:line-height="150%"/>
      <style:text-properties style:font-name="Times New Roman" officeooo:rsid="001a308d" officeooo:paragraph-rsid="0026b209"/>
    </style:style>
    <style:style style:name="P92" style:family="paragraph" style:parent-style-name="Standard" style:list-style-name="L3">
      <style:paragraph-properties fo:line-height="150%"/>
      <style:text-properties style:font-name="Times New Roman" officeooo:rsid="001db8a4" officeooo:paragraph-rsid="001db8a4"/>
    </style:style>
    <style:style style:name="P93" style:family="paragraph" style:parent-style-name="Standard" style:list-style-name="L4">
      <style:paragraph-properties fo:line-height="150%"/>
      <style:text-properties style:font-name="Times New Roman" officeooo:rsid="001ef664" officeooo:paragraph-rsid="001ef664"/>
    </style:style>
    <style:style style:name="P94" style:family="paragraph" style:parent-style-name="Standard" style:list-style-name="L2">
      <style:paragraph-properties fo:line-height="150%"/>
      <style:text-properties officeooo:paragraph-rsid="0026b209"/>
    </style:style>
    <style:style style:name="P95" style:family="paragraph" style:parent-style-name="Standard" style:list-style-name="L3">
      <style:paragraph-properties fo:line-height="150%"/>
      <style:text-properties officeooo:rsid="001bfbf8" officeooo:paragraph-rsid="001bfbf8"/>
    </style:style>
    <style:style style:name="P96" style:family="paragraph" style:parent-style-name="Standard" style:list-style-name="L4">
      <style:paragraph-properties fo:line-height="150%"/>
      <style:text-properties officeooo:rsid="001ef664" officeooo:paragraph-rsid="001ef664"/>
    </style:style>
    <style:style style:name="P97" style:family="paragraph" style:parent-style-name="Standard" style:list-style-name="L4">
      <style:paragraph-properties fo:line-height="150%"/>
      <style:text-properties officeooo:rsid="0020cc5d" officeooo:paragraph-rsid="0020cc5d"/>
    </style:style>
    <style:style style:name="P98" style:family="paragraph">
      <style:paragraph-properties fo:text-align="center"/>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0" style:family="paragraph">
      <loext:graphic-properties draw:fill-color="#dee6e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03" style:family="paragraph">
      <loext:graphic-properties draw:fill-color="#dee6e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Times New Roman" officeooo:rsid="000da7d8"/>
    </style:style>
    <style:style style:name="T3" style:family="text">
      <style:text-properties style:font-name="Times New Roman" officeooo:rsid="001168e9"/>
    </style:style>
    <style:style style:name="T4" style:family="text">
      <style:text-properties style:font-name="Times New Roman" officeooo:rsid="001238b9"/>
    </style:style>
    <style:style style:name="T5" style:family="text">
      <style:text-properties style:font-name="Times New Roman" officeooo:rsid="0013772a"/>
    </style:style>
    <style:style style:name="T6" style:family="text">
      <style:text-properties style:font-name="Times New Roman" officeooo:rsid="0013c1fb"/>
    </style:style>
    <style:style style:name="T7" style:family="text">
      <style:text-properties style:font-name="Times New Roman" officeooo:rsid="0013ee7a"/>
    </style:style>
    <style:style style:name="T8" style:family="text">
      <style:text-properties style:font-name="Times New Roman" officeooo:rsid="001db8a4"/>
    </style:style>
    <style:style style:name="T9" style:family="text">
      <style:text-properties style:font-name="Times New Roman" officeooo:rsid="001ece2d"/>
    </style:style>
    <style:style style:name="T10" style:family="text">
      <style:text-properties style:font-name="Times New Roman" fo:font-weight="bold" style:font-weight-asian="bold" style:font-weight-complex="bold"/>
    </style:style>
    <style:style style:name="T11" style:family="text">
      <style:text-properties style:font-name="Times New Roman" fo:font-weight="bold" officeooo:rsid="001ece2d" style:font-weight-asian="bold" style:font-weight-complex="bold"/>
    </style:style>
    <style:style style:name="T12" style:family="text">
      <style:text-properties style:font-name="Times New Roman" fo:font-weight="bold" officeooo:rsid="0020cf5c" style:font-weight-asian="bold" style:font-weight-complex="bold"/>
    </style:style>
    <style:style style:name="T13" style:family="text">
      <style:text-properties style:font-name="Times New Roman" fo:font-weight="bold" officeooo:rsid="0026b209" style:font-weight-asian="bold" style:font-weight-complex="bold"/>
    </style:style>
    <style:style style:name="T14" style:family="text">
      <style:text-properties style:font-name="Times New Roman" fo:font-weight="bold" officeooo:rsid="002c6a7c" style:font-weight-asian="bold" style:font-weight-complex="bold"/>
    </style:style>
    <style:style style:name="T15" style:family="text">
      <style:text-properties style:font-name="Times New Roman" fo:font-weight="bold" officeooo:rsid="005b493d" style:font-weight-asian="bold" style:font-weight-complex="bold"/>
    </style:style>
    <style:style style:name="T16" style:family="text">
      <style:text-properties style:font-name="Times New Roman" officeooo:rsid="002090e3"/>
    </style:style>
    <style:style style:name="T17" style:family="text">
      <style:text-properties style:font-name="Times New Roman" officeooo:rsid="0020cc5d"/>
    </style:style>
    <style:style style:name="T18" style:family="text">
      <style:text-properties style:font-name="Times New Roman" officeooo:rsid="0020cf5c"/>
    </style:style>
    <style:style style:name="T19" style:family="text">
      <style:text-properties style:font-name="Times New Roman" officeooo:rsid="0026b209"/>
    </style:style>
    <style:style style:name="T20" style:family="text">
      <style:text-properties style:font-name="Times New Roman" officeooo:rsid="0018a04a"/>
    </style:style>
    <style:style style:name="T21" style:family="text">
      <style:text-properties style:font-name="Times New Roman" officeooo:rsid="00283eed"/>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weight="normal" officeooo:rsid="001a308d" style:font-weight-asian="normal" style:font-weight-complex="normal"/>
    </style:style>
    <style:style style:name="T24" style:family="text">
      <style:text-properties style:font-name="Times New Roman" fo:font-weight="normal" officeooo:rsid="00283eed" style:font-weight-asian="normal" style:font-weight-complex="normal"/>
    </style:style>
    <style:style style:name="T25" style:family="text">
      <style:text-properties style:font-name="Times New Roman" officeooo:rsid="001a308d"/>
    </style:style>
    <style:style style:name="T26" style:family="text">
      <style:text-properties style:font-name="Times New Roman" officeooo:rsid="0029da0e"/>
    </style:style>
    <style:style style:name="T27" style:family="text">
      <style:text-properties style:font-name="Times New Roman" officeooo:rsid="002c6a7c"/>
    </style:style>
    <style:style style:name="T28" style:family="text">
      <style:text-properties style:font-name="Times New Roman" officeooo:rsid="003fc9a5"/>
    </style:style>
    <style:style style:name="T29" style:family="text">
      <style:text-properties style:font-name="Times New Roman" fo:font-size="14pt" style:font-size-asian="14pt" style:font-size-complex="14pt"/>
    </style:style>
    <style:style style:name="T30" style:family="text">
      <style:text-properties style:font-name="Times New Roman" fo:font-size="14pt" officeooo:rsid="002090e3" style:font-size-asian="14pt" style:font-size-complex="14pt"/>
    </style:style>
    <style:style style:name="T31" style:family="text">
      <style:text-properties style:font-name="Times New Roman" officeooo:rsid="000a2afe"/>
    </style:style>
    <style:style style:name="T32" style:family="text">
      <style:text-properties style:font-name="Times New Roman" officeooo:rsid="000bc5b7"/>
    </style:style>
    <style:style style:name="T33" style:family="text">
      <style:text-properties style:font-name="Times New Roman" officeooo:rsid="0043b677"/>
    </style:style>
    <style:style style:name="T34" style:family="text">
      <style:text-properties style:font-name="Times New Roman" officeooo:rsid="00443a90"/>
    </style:style>
    <style:style style:name="T35" style:family="text">
      <style:text-properties style:font-name="Times New Roman" officeooo:rsid="0045b87d"/>
    </style:style>
    <style:style style:name="T36" style:family="text">
      <style:text-properties style:font-name="Times New Roman" officeooo:rsid="004a2882"/>
    </style:style>
    <style:style style:name="T37" style:family="text">
      <style:text-properties style:font-name="Times New Roman" officeooo:rsid="004e2028"/>
    </style:style>
    <style:style style:name="T38" style:family="text">
      <style:text-properties style:font-name="Times New Roman" officeooo:rsid="004f7cee"/>
    </style:style>
    <style:style style:name="T39" style:family="text">
      <style:text-properties style:font-name="Times New Roman" officeooo:rsid="00517764"/>
    </style:style>
    <style:style style:name="T40" style:family="text">
      <style:text-properties style:font-name="Times New Roman" officeooo:rsid="00531c1c"/>
    </style:style>
    <style:style style:name="T41" style:family="text">
      <style:text-properties style:font-name="Times New Roman" officeooo:rsid="005db76d"/>
    </style:style>
    <style:style style:name="T42" style:family="text">
      <style:text-properties style:font-name="Times New Roman" officeooo:rsid="005fa7b2"/>
    </style:style>
    <style:style style:name="T43" style:family="text">
      <style:text-properties officeooo:rsid="001a4c44"/>
    </style:style>
    <style:style style:name="T44" style:family="text">
      <style:text-properties officeooo:rsid="00283eed"/>
    </style:style>
    <style:style style:name="T45" style:family="text">
      <style:text-properties officeooo:rsid="002c6a7c"/>
    </style:style>
    <style:style style:name="T46" style:family="text">
      <style:text-properties officeooo:rsid="0030a688"/>
    </style:style>
    <style:style style:name="T47" style:family="text">
      <style:text-properties officeooo:rsid="00333a73"/>
    </style:style>
    <style:style style:name="T48" style:family="text">
      <style:text-properties officeooo:rsid="0036c8fc"/>
    </style:style>
    <style:style style:name="T49" style:family="text">
      <style:text-properties officeooo:rsid="003769fd"/>
    </style:style>
    <style:style style:name="T50" style:family="text">
      <style:text-properties fo:font-weight="bold" style:font-weight-asian="bold" style:font-weight-complex="bold"/>
    </style:style>
    <style:style style:name="T51" style:family="text">
      <style:text-properties officeooo:rsid="0043b677"/>
    </style:style>
    <style:style style:name="T52" style:family="text">
      <style:text-properties officeooo:rsid="00443a90"/>
    </style:style>
    <style:style style:name="T53" style:family="text">
      <style:text-properties officeooo:rsid="0045b87d"/>
    </style:style>
    <style:style style:name="T54" style:family="text">
      <style:text-properties officeooo:rsid="0045d3e6"/>
    </style:style>
    <style:style style:name="T55" style:family="text">
      <style:text-properties officeooo:rsid="0047bb8b"/>
    </style:style>
    <style:style style:name="T56" style:family="text">
      <style:text-properties officeooo:rsid="00480936"/>
    </style:style>
    <style:style style:name="T57" style:family="text">
      <style:text-properties officeooo:rsid="00496415"/>
    </style:style>
    <style:style style:name="T58" style:family="text">
      <style:text-properties officeooo:rsid="004a2882"/>
    </style:style>
    <style:style style:name="T59" style:family="text">
      <style:text-properties officeooo:rsid="004acff1"/>
    </style:style>
    <style:style style:name="T60" style:family="text">
      <style:text-properties officeooo:rsid="0059bcb4"/>
    </style:style>
    <style:style style:name="T61" style:family="text">
      <style:text-properties officeooo:rsid="005b493d"/>
    </style:style>
    <style:style style:name="T62" style:family="text">
      <style:text-properties officeooo:rsid="005fa7b2"/>
    </style:style>
    <style:style style:name="T63" style:family="text">
      <style:text-properties officeooo:rsid="006191e5"/>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fill-color="#dee6ef" draw:textarea-horizontal-align="justify" draw:textarea-vertical-align="middle" draw:auto-grow-height="false" fo:min-height="3.727cm" fo:min-width="5.65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fill-color="#dee6ef" draw:textarea-horizontal-align="justify" draw:textarea-vertical-align="middle" draw:auto-grow-height="false" fo:min-height="3.235cm" fo:min-width="4.77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fill-color="#dee6ef" draw:textarea-horizontal-align="justify" draw:textarea-vertical-align="middle" draw:auto-grow-height="false" fo:min-height="1.827cm" fo:min-width="3.61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fill-color="#dee6ef" draw:textarea-horizontal-align="justify" draw:textarea-vertical-align="middle" draw:auto-grow-height="false" fo:min-height="1.827cm" fo:min-width="3.616cm" style:run-through="foreground" style:wrap="dynamic" style:number-wrapped-paragraphs="no-limit" style:wrap-contour="true" style:wrap-contour-mode="full" style:vertical-pos="from-top" style:vertical-rel="paragraph" style:horizontal-pos="center"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43">DEVELOPMENT OF STUDENT MOBILE APPLICATION FOR FACULTY OF SCIENCE </text:p>
      <text:p text:style-name="P43">UNIVERSITY OF PERADENIYA</text:p>
      <text:p text:style-name="P45"/>
      <text:p text:style-name="P45"/>
      <text:p text:style-name="P45"/>
      <text:p text:style-name="P45"/>
      <text:p text:style-name="P44">A PROPOSAL PRESENTED BY</text:p>
      <text:p text:style-name="P44"/>
      <text:p text:style-name="P44"/>
      <text:p text:style-name="P44">L. KANISSH</text:p>
      <text:p text:style-name="P44">(S16072)</text:p>
      <text:p text:style-name="P44"/>
      <text:p text:style-name="P44"/>
      <text:p text:style-name="P44">to the Department of Statistics and Computer Science of the</text:p>
      <text:p text:style-name="P12">FACULTY OF SCIENCE </text:p>
      <text:p text:style-name="P31"/>
      <text:p text:style-name="P31"/>
      <text:p text:style-name="P31"/>
      <text:p text:style-name="P31"/>
      <text:p text:style-name="P49">in partial fulfillment of the requirement </text:p>
      <text:p text:style-name="P49">for the award of the degree of</text:p>
      <text:p text:style-name="P32"/>
      <text:p text:style-name="P13">BACHELOR OF SCIENCE</text:p>
      <text:p text:style-name="P32"/>
      <text:p text:style-name="P32">of the</text:p>
      <text:p text:style-name="P32"/>
      <text:p text:style-name="P32"/>
      <text:p text:style-name="P32"/>
      <text:p text:style-name="P32"/>
      <text:p text:style-name="P32"/>
      <text:p text:style-name="P74">UNIVERSITY OF PERADENIYA</text:p>
      <text:p text:style-name="P74">SRI LANKA</text:p>
      <text:p text:style-name="P74">2020</text:p>
      <text:p text:style-name="P84">TABLE OF CONTENTS</text:p>
      <text:p text:style-name="P48"/>
      <text:p text:style-name="P48"/>
      <text:p text:style-name="P55">LIST OF FIGURES<text:tab/>iii</text:p>
      <text:p text:style-name="P48">LIST OF TABLES<text:tab/><text:span text:style-name="T55">iv</text:span></text:p>
      <text:p text:style-name="P46">CHAPTER 1: <text:s/>INTRODUCTION<text:tab/><text:span text:style-name="T56">1</text:span></text:p>
      <text:p text:style-name="P75"><text:span text:style-name="T43">1.1 </text:span>Problem <text:span text:style-name="T45">Statement<text:tab/>1</text:span></text:p>
      <text:p text:style-name="P75">1.2 Objectives<text:tab/><text:span text:style-name="T57">2</text:span></text:p>
      <text:p text:style-name="P46">CHAPTER 2: <text:s/>LITERATURE REVIEW<text:tab/><text:span text:style-name="T57">3</text:span></text:p>
      <text:p text:style-name="P46">CHAPTER 3: <text:s/>FUNCTIONAL SPECIFICATION<text:tab/><text:span text:style-name="T57">4</text:span></text:p>
      <text:p text:style-name="P75">3.1 Functions Performed<text:tab/><text:span text:style-name="T57">4</text:span></text:p>
      <text:p text:style-name="P75">3.2 Limitations and Restrictions<text:tab/><text:span text:style-name="T57">4</text:span></text:p>
      <text:p text:style-name="P46">CHAPTER 4: <text:s/>METHODOLOGY<text:tab/><text:span text:style-name="T57">5</text:span></text:p>
      <text:p text:style-name="P75">4.1 Approach<text:tab/><text:span text:style-name="T57">5</text:span></text:p>
      <text:p text:style-name="P75">4.2 Implementation Languages and Technologies<text:tab/><text:span text:style-name="T57">5</text:span></text:p>
      <text:p text:style-name="P76">4.3 System Structure<text:tab/><text:span text:style-name="T61">6</text:span></text:p>
      <text:p text:style-name="P75">4.<text:span text:style-name="T60">4</text:span> Timeline<text:tab/><text:span text:style-name="T61">7</text:span></text:p>
      <text:p text:style-name="P46">REFERENCES<text:tab/><text:span text:style-name="T61">8</text:span></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
      <text:p text:style-name="P42"/>
      <text:p text:style-name="P42"/>
      <text:p text:style-name="P42"/>
      <text:p text:style-name="P42"/>
      <text:p text:style-name="P42"/>
      <text:p text:style-name="P85">LIST OF FIGURES</text:p>
      <text:p text:style-name="P53"/>
      <text:p text:style-name="P53"/>
      <text:p text:style-name="P54"><text:span text:style-name="T50">Figure 4.1:</text:span> Basic design of the system<text:tab/><text:span text:style-name="T63">6</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6">LIST OF TABLES</text:p>
      <text:p text:style-name="P15"/>
      <text:p text:style-name="P15"/>
      <text:p text:style-name="P47"><text:span text:style-name="T50">Table 4.1:</text:span> Work-plan for the project<text:tab/><text:span text:style-name="T63">7</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7">CHAPTER 1</text:p>
      <text:p text:style-name="P39">INTRODUCTION</text:p>
      <text:p text:style-name="P50"/>
      <text:p text:style-name="P50"/>
      <text:p text:style-name="P65"><text:span text:style-name="T31">Today smart phones have become ubiquitous among people of all age, </text:span><text:span text:style-name="T32">gender and profession. It has revolutionized the way we communicate. Almost all undergraduate and graduate students of higher education institutions (Universities) own a smart phone. Therefore, the communication between the university and its students can be very easily streamlined using the smart phone. </text:span><text:span text:style-name="T41">Students expected to satisfy their information needs immediately. Rather than going to get the information students today are accustomed to instant information access. Using smart phones personalized and accurate information can be delivered to the students </text:span><text:span text:style-name="T42">quickly</text:span><text:span text:style-name="T41">. <text:s/></text:span></text:p>
      <text:p text:style-name="P51"/>
      <text:p text:style-name="P65"><text:span text:style-name="T2">At present, the Faculty of Science, University of Peradeniya </text:span><text:span text:style-name="T3">provides student services </text:span><text:span text:style-name="T5">such as course management, notices and announcements </text:span><text:span text:style-name="T3">via its official website</text:span><text:span text:style-name="T35">[1]. </text:span><text:span text:style-name="T38">The faculty administration posts notices to </text:span><text:span text:style-name="T39">its</text:span><text:span text:style-name="T38"> website. </text:span><text:span text:style-name="T40">It conducts course surveys at the end of the course period manually.</text:span></text:p>
      <text:p text:style-name="P4"/>
      <text:p text:style-name="P14">1.1 Problem <text:span text:style-name="T45">S</text:span>tatement</text:p>
      <text:p text:style-name="P52"/>
      <text:p text:style-name="P64"><text:span text:style-name="T39">Even though there is a web based system available, the Faculty of Science lacks a </text:span><text:span text:style-name="T3">mobile native way to p</text:span><text:span text:style-name="T39">rovide</text:span><text:span text:style-name="T3"> these services </text:span><text:span text:style-name="T39">to</text:span><text:span text:style-name="T3"> the student</text:span><text:span text:style-name="T39">s</text:span><text:span text:style-name="T4">. </text:span><text:span text:style-name="T5">There is no detailed map for navigation inside the university premises for </text:span><text:span text:style-name="T6">students</text:span><text:span text:style-name="T5">. </text:span><text:span text:style-name="T6">Current maps does not provide more localised details. N</text:span><text:span text:style-name="T38">otices uploaded to the website </text:span><text:span text:style-name="T6">do not reach all the students or reaches the students late, not within the intended time period. </text:span><text:span text:style-name="T7">T</text:span><text:span text:style-name="T37">he</text:span><text:span text:style-name="T7"> Fa</text:span><text:span text:style-name="T36">culty of Science</text:span><text:span text:style-name="T7"> does not have a method of l</text:span><text:span text:style-name="T39">ogging</text:span><text:span text:style-name="T7"> suggestions and complaints electronically. They have to be done manually. </text:span><text:span text:style-name="T33">Course survey</text:span><text:span text:style-name="T40">ing</text:span><text:span text:style-name="T20"> can be made </text:span><text:span text:style-name="T40">more</text:span><text:span text:style-name="T20"> efficient if done electronically.</text:span></text:p>
      <text:p text:style-name="P6"/>
      <text:p text:style-name="P8"><text:span text:style-name="T51">Therefore, I am </text:span>proposing a mobile application which incorporates features to address <text:span text:style-name="T52">the </text:span>above issues.</text:p>
      <text:p text:style-name="P6"/>
      <text:p text:style-name="P16"/>
      <text:p text:style-name="P16"/>
      <text:p text:style-name="P16"><text:soft-page-break/>1.2 Objectives</text:p>
      <text:p text:style-name="P16"/>
      <text:p text:style-name="P29">The objectives of this project are:</text:p>
      <text:list xml:id="list3190611032" text:style-name="L1">
        <text:list-item>
          <text:p text:style-name="P88">Provide a user friendly <text:span text:style-name="T52">and </text:span>convenient way for the students to use the faculty services via a mobile application. </text:p>
        </text:list-item>
        <text:list-item>
          <text:p text:style-name="P88">Make communication <text:span text:style-name="T62">between students and faculty </text:span>efficient and streamlined.</text:p>
        </text:list-item>
        <text:list-item>
          <text:p text:style-name="P88">Provide an easy way for the faculty to reach the students and engage with them.</text:p>
        </text:list-item>
      </text:list>
      <text:p text:style-name="P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7"><text:soft-page-break/><text:span text:style-name="T7">C</text:span><text:span text:style-name="T1">HAPTER 2</text:span></text:p>
      <text:p text:style-name="P36">LITERATURE REVIEW</text:p>
      <text:p text:style-name="P26"/>
      <text:p text:style-name="P26"/>
      <text:p text:style-name="P26">The Faculty of Science, University of Peradeniya currently has a web based system to manage student services. <text:span text:style-name="T47">It requires constant login via a computer or mobile device to access them. Frequent logins reduce the efficiency and give a less favoured user experience. It also lacks a native mobile user experience. A system that is easy to use would drastically increase student engagement.</text:span></text:p>
      <text:p text:style-name="P26"/>
      <text:p text:style-name="P27">Many leading universities in the world have mobile application to manage student services even though they have a web based solution <text:span text:style-name="T62">in place</text:span>. The Harvard University Mobile App[<text:span text:style-name="T53">2</text:span>] is a university wide initiat<text:span text:style-name="T58">ive</text:span> by Harvard University to improve the mobile experience of <text:span text:style-name="T58">its</text:span> students. It offers stude<text:span text:style-name="T48">n</text:span>t services such transit, map, courses, library, admissions, athletics, people <text:span text:style-name="T52">search</text:span> and support. It also offers other native services[<text:span text:style-name="T53">3</text:span>] offered by the university. <text:span text:style-name="T48">This mobile application helps students manage services easily.</text:span></text:p>
      <text:p text:style-name="P27"/>
      <text:p text:style-name="P28">Princeton University also offers services via its mobile application, Princeton Mobile[4]. It includes the campus map, dining locations, menus and hours, live bus transit, people search, course listings and library information. It also has a web application of the mobile application[5].</text:p>
      <text:p text:style-name="P27"/>
      <text:p text:style-name="P28">Using a mobile application <text:span text:style-name="T49">is an effective way of managing student services. It is advantageous to both the student and the faculty. It provides all the essential resources needed by the student in a single package. Makes information access and deliver fast. Additional services can be easily added to the application based on availability.</text:span></text:p>
      <text:p text:style-name="P73"/>
      <text:p text:style-name="P37"/>
      <text:p text:style-name="P37"/>
      <text:p text:style-name="P37"/>
      <text:p text:style-name="P37"/>
      <text:p text:style-name="P37"/>
      <text:p text:style-name="P37"><text:soft-page-break/>CHAPTER 3</text:p>
      <text:p text:style-name="P37">FUNCTIONAL SPECIFICATION</text:p>
      <text:p text:style-name="P17"/>
      <text:p text:style-name="P17"/>
      <text:p text:style-name="P57"><text:span text:style-name="T1">3.1 Functions </text:span><text:span text:style-name="T27">P</text:span><text:span text:style-name="T1">erformed</text:span></text:p>
      <text:p text:style-name="P17"/>
      <text:p text:style-name="P9">The mobile application will provide the following functionalities:</text:p>
      <text:list xml:id="list1602671078" text:style-name="L2">
        <text:list-item>
          <text:p text:style-name="P89">Course management</text:p>
          <text:list>
            <text:list-item>
              <text:p text:style-name="P89"><text:span text:style-name="T44">Add or drop</text:span> courses <text:span text:style-name="T44">(Course enrolment)</text:span>.</text:p>
            </text:list-item>
            <text:list-item>
              <text:p text:style-name="P89">View enrolled courses.</text:p>
            </text:list-item>
            <text:list-item>
              <text:p text:style-name="P89">View grades obtained.</text:p>
            </text:list-item>
            <text:list-item>
              <text:p text:style-name="P89">View course catalogue.</text:p>
            </text:list-item>
          </text:list>
        </text:list-item>
        <text:list-item>
          <text:p text:style-name="P90"><text:span text:style-name="T44">Provide</text:span> detailed map of the university premises for navigation.</text:p>
        </text:list-item>
        <text:list-item>
          <text:p text:style-name="P94"><text:span text:style-name="T20">Search for contact information </text:span><text:span text:style-name="T26">of </text:span><text:span text:style-name="T20">staff members in Fa</text:span><text:span text:style-name="T21">culty of Science, University of Peradeniya</text:span><text:span text:style-name="T20">.</text:span></text:p>
        </text:list-item>
        <text:list-item>
          <text:p text:style-name="P91">A system to send notices.</text:p>
        </text:list-item>
        <text:list-item>
          <text:p text:style-name="P91">A system to log complaints and suggestions.</text:p>
        </text:list-item>
        <text:list-item>
          <text:p text:style-name="P94"><text:span text:style-name="T23">A system to s</text:span><text:span text:style-name="T24">urvey</text:span><text:span text:style-name="T23"> courses (course feedback).</text:span></text:p>
        </text:list-item>
      </text:list>
      <text:p text:style-name="P24"/>
      <text:p text:style-name="P58"><text:span text:style-name="T25">3.</text:span><text:span text:style-name="T1">2 Limitations and Restrictions</text:span></text:p>
      <text:p text:style-name="P20"/>
      <text:p text:style-name="P62"><text:span text:style-name="T1">To access the features of the application the user has to login using a valid faculty provided <text:s/></text:span><text:span text:style-name="T26">G suite user name. Other forms of user validation is not provided. Course enrolment via the application will be provided if the faculty decides to do so. Course survey data will be collected anonymously. User data will not be collected. </text:span></text:p>
      <text:p text:style-name="P25"/>
      <text:p text:style-name="P38"/>
      <text:p text:style-name="P38"/>
      <text:p text:style-name="P38"/>
      <text:p text:style-name="P38"/>
      <text:p text:style-name="P38"/>
      <text:p text:style-name="P38"/>
      <text:p text:style-name="P68"><text:soft-page-break/><text:span text:style-name="T1">CHAPTER </text:span><text:span text:style-name="T19">4</text:span></text:p>
      <text:p text:style-name="P38">METHODOLOGY</text:p>
      <text:p text:style-name="P18"/>
      <text:p text:style-name="P18"/>
      <text:p text:style-name="P71"><text:span text:style-name="T13">4</text:span><text:span text:style-name="T10">.1 Approach</text:span></text:p>
      <text:p text:style-name="P21"/>
      <text:p text:style-name="P33">The waterfall development method will be used as the software development methodology.</text:p>
      <text:list xml:id="list1092455196" text:style-name="L3">
        <text:list-item>
          <text:p text:style-name="P95"><text:span text:style-name="T1">Requirement analysis – Analysis of </text:span><text:span text:style-name="T8">student requirements and planning how the system can implemented in a user friendly manner.</text:span></text:p>
        </text:list-item>
        <text:list-item>
          <text:p text:style-name="P92">System design – Creating entity relationship diagrams, data design and user interface design.</text:p>
        </text:list-item>
        <text:list-item>
          <text:p text:style-name="P92">Implementation – Implementing the system using the proposed programming languages.</text:p>
        </text:list-item>
        <text:list-item>
          <text:p text:style-name="P92">Testing – <text:span text:style-name="T59">T</text:span>esting and debugging the system.</text:p>
        </text:list-item>
        <text:list-item>
          <text:p text:style-name="P92">Maintenance – Maintaining the system and providing support. Fixing bugs that did not arise during testing. Making system tweaks based on user feedback.</text:p>
          <text:p text:style-name="P92"/>
        </text:list-item>
      </text:list>
      <text:p text:style-name="P63"><text:span text:style-name="T1">The initial focus </text:span><text:span text:style-name="T42">will be </text:span><text:span text:style-name="T1">to complete the mobile application for android platform. </text:span><text:span text:style-name="T9">I</text:span><text:span text:style-name="T1">nitially, only the map of Faculty of Science will be included and later it will be expanded to cover the whole university premises.</text:span></text:p>
      <text:p text:style-name="P10"/>
      <text:p text:style-name="P60"><text:span text:style-name="T13">4</text:span><text:span text:style-name="T11">.2 Implementation Languages </text:span><text:span text:style-name="T12">and </text:span><text:span text:style-name="T14">T</text:span><text:span text:style-name="T12">echnologies</text:span></text:p>
      <text:p text:style-name="P34"/>
      <text:p text:style-name="P61"><text:span text:style-name="T1">The </text:span><text:span text:style-name="T17">mobile </text:span><text:span text:style-name="T1">application will be implemented using the following </text:span><text:span text:style-name="T34">programming</text:span><text:span text:style-name="T1"> languages </text:span><text:span text:style-name="T34">and technologies</text:span><text:span text:style-name="T1">:</text:span></text:p>
      <text:list xml:id="list840850810" text:style-name="L4">
        <text:list-item>
          <text:p text:style-name="P93">Frontend – The frontend will be developed using Flutter framework which uses the Dart programming language. </text:p>
        </text:list-item>
        <text:list-item>
          <text:p text:style-name="P96"><text:span text:style-name="T1">Backend – </text:span><text:span text:style-name="T16">Google Firebase.</text:span></text:p>
        </text:list-item>
        <text:list-item>
          <text:p text:style-name="P97"><text:span text:style-name="T16">D</text:span><text:span text:style-name="T1">atabase</text:span><text:span text:style-name="T18">s</text:span><text:span text:style-name="T1"> – Cloud Firestore and Firebase Realtime </text:span><text:span text:style-name="T18">Database.</text:span></text:p>
        </text:list-item>
      </text:list>
      <text:p text:style-name="P19"/>
      <text:p text:style-name="P19"/>
      <text:p text:style-name="P19"/>
      <text:p text:style-name="P19"/>
      <text:p text:style-name="P72"><text:soft-page-break/><text:span text:style-name="T13">4.</text:span><text:span text:style-name="T10">3 System Structure</text:span></text:p>
      <text:p text:style-name="P23"/>
      <text:p text:style-name="P23"><draw:custom-shape text:anchor-type="paragraph" draw:z-index="0" draw:name="Shape1" draw:style-name="gr8" draw:text-style-name="P103" svg:width="3.811cm" svg:height="2.022cm" svg:x="5.846cm" svg:y="-0.064cm"><text:p text:style-name="P102">Mobile Applic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 draw:style-name="gr8" draw:text-style-name="P103" svg:width="3.811cm" svg:height="2.022cm" svg:x="5.846cm" svg:y="3.937cm"><text:p text:style-name="P102">Log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p text:style-name="P19"><draw:line text:anchor-type="paragraph" draw:z-index="6" draw:name="Shape3" draw:style-name="gr4" draw:text-style-name="P98" svg:x1="7.74cm" svg:y1="-0.233cm" svg:x2="7.759cm" svg:y2="1.746cm"><text:p/></draw:line></text:p>
      <text:p text:style-name="P66"/>
      <text:p text:style-name="P66"/>
      <text:p text:style-name="P19"/>
      <text:p text:style-name="P19"/>
      <text:p text:style-name="P19"><draw:line text:anchor-type="paragraph" draw:z-index="8" draw:name="Shape5" draw:style-name="gr2" draw:text-style-name="P98" svg:x1="7.74cm" svg:y1="0.116cm" svg:x2="7.759cm" svg:y2="2.083cm"><text:p/></draw:line></text:p>
      <text:p text:style-name="P19"><draw:custom-shape text:anchor-type="paragraph" draw:z-index="3" draw:name="Shape1" draw:style-name="gr7" draw:text-style-name="P103" svg:width="3.811cm" svg:height="2.022cm" svg:x="10.73cm" svg:y="0.323cm"><text:p text:style-name="P102">Stud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1" draw:style-name="gr7" draw:text-style-name="P103" svg:width="3.811cm" svg:height="2.022cm" svg:x="0.915cm" svg:y="0.286cm"><text:p text:style-name="P102">Administrat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draw:line text:anchor-type="paragraph" draw:z-index="7" draw:name="Shape4" draw:style-name="gr3" draw:text-style-name="P98" svg:x1="4.75cm" svg:y1="-0.089cm" svg:x2="10.749cm" svg:y2="-0.108cm"><text:p/></draw:line></text:p>
      <text:p text:style-name="P19"><draw:line text:anchor-type="paragraph" draw:z-index="9" draw:name="Shape6" draw:style-name="gr1" draw:text-style-name="P98" svg:x1="2.882cm" svg:y1="0.116cm" svg:x2="2.901cm" svg:y2="2.282cm"><text:p/></draw:line><draw:line text:anchor-type="paragraph" draw:z-index="10" draw:name="Shape7" draw:style-name="gr1" draw:text-style-name="P98" svg:x1="12.559cm" svg:y1="0.153cm" svg:x2="12.578cm" svg:y2="2.282cm"><text:p/></draw:line></text:p>
      <text:p text:style-name="P19"/>
      <text:p text:style-name="P19"/>
      <text:p text:style-name="P19"><draw:custom-shape text:anchor-type="paragraph" draw:z-index="4" draw:name="Shape2" draw:style-name="gr6" draw:text-style-name="P100" svg:width="4.774cm" svg:height="3.236cm" svg:x="0.513cm" svg:y="0.092cm"><text:p text:style-name="P99"><text:span text:style-name="T64">- Manage users</text:span></text:p><text:p text:style-name="P99"><text:span text:style-name="T64">- Manage services</text:span></text:p><text:p text:style-name="P101"><text:span text:style-name="T64">- Send notices</text:span></text:p><text:p text:style-name="P101"><text:span text:style-name="T64">- Collect statistics</text:span></text:p><text:p text:style-name="P101"><text:span text:style-name="T64">- Notify events and news</text:span></text:p><draw:enhanced-geometry svg:viewBox="0 0 21600 21600" draw:type="rectangle" draw:enhanced-path="M 0 0 L 21600 0 21600 21600 0 21600 0 0 Z N"/></draw:custom-shape><draw:custom-shape text:anchor-type="paragraph" draw:z-index="5" draw:name="Shape2" draw:style-name="gr5" draw:text-style-name="P100" svg:width="5.658cm" svg:height="3.728cm" svg:x="9.71cm" svg:y="0.092cm"><text:p text:style-name="P99"><text:span text:style-name="T64">- Manage courses</text:span></text:p><text:p text:style-name="P99"><text:span text:style-name="T64">- View map</text:span></text:p><text:p text:style-name="P99"><text:span text:style-name="T64">- Search for people</text:span></text:p><text:p text:style-name="P99"><text:span text:style-name="T64">- View notices</text:span></text:p><text:p text:style-name="P99"><text:span text:style-name="T64">- Log suggestions and complaints</text:span></text:p><text:p text:style-name="P99"><text:span text:style-name="T64">- View events</text:span></text:p><text:p text:style-name="P99"><text:span text:style-name="T64">- View news</text:span></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56"/>
      <text:p text:style-name="P70"><text:span text:style-name="T13">F</text:span><text:span text:style-name="T10">igure 4.1: </text:span><text:span text:style-name="T22">Basic design of the system</text:span></text:p>
      <text:p text:style-name="P19"/>
      <text:p text:style-name="P19"/>
      <text:p text:style-name="P19"/>
      <text:p text:style-name="P19"/>
      <text:p text:style-name="P19"/>
      <text:p text:style-name="P19"/>
      <text:p text:style-name="P19"/>
      <text:p text:style-name="P19"/>
      <text:p text:style-name="P19"/>
      <text:p text:style-name="P66"><text:soft-page-break/><text:span text:style-name="T13">4</text:span><text:span text:style-name="T12">.</text:span><text:span text:style-name="T15">4</text:span><text:span text:style-name="T10"> </text:span><text:span text:style-name="T13">Timeline</text:span></text:p>
      <text:p text:style-name="P19"/>
      <text:p text:style-name="P69"><text:span text:style-name="T10">Table 4.1:</text:span><text:span text:style-name="T1"> <text:s/></text:span><text:span text:style-name="T28">Work-plan for the project</text:span></text:p>
      <table:table table:name="Table1" table:style-name="Table1">
        <table:table-column table:style-name="Table1.A"/>
        <table:table-column table:style-name="Table1.B" table:number-columns-repeated="9"/>
        <table:table-row>
          <table:table-cell table:style-name="Table1.A1" office:value-type="string">
            <text:p text:style-name="P78"/>
          </table:table-cell>
          <table:table-cell table:style-name="Table1.B1" table:number-columns-spanned="7" office:value-type="string">
            <text:p text:style-name="P80">2020</text:p>
          </table:table-cell>
          <table:covered-table-cell/>
          <table:covered-table-cell/>
          <table:covered-table-cell/>
          <table:covered-table-cell/>
          <table:covered-table-cell/>
          <table:covered-table-cell/>
          <table:table-cell table:style-name="Table1.I1" table:number-columns-spanned="2" office:value-type="string">
            <text:p text:style-name="P80">2021</text:p>
          </table:table-cell>
          <table:covered-table-cell/>
        </table:table-row>
        <table:table-row>
          <table:table-cell table:style-name="Table1.A2" office:value-type="string">
            <text:p text:style-name="P80">Item</text:p>
          </table:table-cell>
          <table:table-cell table:style-name="Table1.B2" office:value-type="string">
            <text:p text:style-name="P82">June</text:p>
          </table:table-cell>
          <table:table-cell table:style-name="Table1.B2" office:value-type="string">
            <text:p text:style-name="P82">July</text:p>
          </table:table-cell>
          <table:table-cell table:style-name="Table1.B2" office:value-type="string">
            <text:p text:style-name="P82">Aug<text:span text:style-name="T46">ust</text:span></text:p>
          </table:table-cell>
          <table:table-cell table:style-name="Table1.B2" office:value-type="string">
            <text:p text:style-name="P82">Sep<text:span text:style-name="T46">tember</text:span></text:p>
          </table:table-cell>
          <table:table-cell table:style-name="Table1.B2" office:value-type="string">
            <text:p text:style-name="P82">Oct<text:span text:style-name="T46">ober</text:span></text:p>
          </table:table-cell>
          <table:table-cell table:style-name="Table1.B2" office:value-type="string">
            <text:p text:style-name="P82">Nov<text:span text:style-name="T46">ember</text:span></text:p>
          </table:table-cell>
          <table:table-cell table:style-name="Table1.B2" office:value-type="string">
            <text:p text:style-name="P82">Dec<text:span text:style-name="T46">ember</text:span></text:p>
          </table:table-cell>
          <table:table-cell table:style-name="Table1.B2" office:value-type="string">
            <text:p text:style-name="P82">Jan<text:span text:style-name="T46">uary</text:span></text:p>
          </table:table-cell>
          <table:table-cell table:style-name="Table1.J2" office:value-type="string">
            <text:p text:style-name="P82">Feb<text:span text:style-name="T46">ruary</text:span></text:p>
          </table:table-cell>
        </table:table-row>
        <table:table-row>
          <table:table-cell table:style-name="Table1.A5" office:value-type="string">
            <text:p text:style-name="P79">Requirement Analysis</text:p>
          </table:table-cell>
          <table:table-cell table:style-name="Table1.B3" office:value-type="string">
            <text:p text:style-name="P78"/>
          </table:table-cell>
          <table:table-cell table:style-name="Table1.C3" office:value-type="string">
            <text:p text:style-name="P78"/>
          </table:table-cell>
          <table:table-cell table:style-name="Table1.D3" office:value-type="string">
            <text:p text:style-name="P78"/>
          </table:table-cell>
          <table:table-cell table:style-name="Table1.E3" office:value-type="string">
            <text:p text:style-name="P78"/>
          </table:table-cell>
          <table:table-cell table:style-name="Table1.F5" office:value-type="string">
            <text:p text:style-name="P78"/>
          </table:table-cell>
          <table:table-cell table:style-name="Table1.G3" office:value-type="string">
            <text:p text:style-name="P78"/>
          </table:table-cell>
          <table:table-cell table:style-name="Table1.H3" office:value-type="string">
            <text:p text:style-name="P78"/>
          </table:table-cell>
          <table:table-cell table:style-name="Table1.I3" office:value-type="string">
            <text:p text:style-name="P78"/>
          </table:table-cell>
          <table:table-cell table:style-name="Table1.J3" office:value-type="string">
            <text:p text:style-name="P78"/>
          </table:table-cell>
        </table:table-row>
        <table:table-row>
          <table:table-cell table:style-name="Table1.A4" office:value-type="string">
            <text:p text:style-name="P79">Data Design</text:p>
          </table:table-cell>
          <table:table-cell table:style-name="Table1.B4" office:value-type="string">
            <text:p text:style-name="P78"/>
          </table:table-cell>
          <table:table-cell table:style-name="Table1.C4" office:value-type="string">
            <text:p text:style-name="P78"/>
          </table:table-cell>
          <table:table-cell table:style-name="Table1.D4" office:value-type="string">
            <text:p text:style-name="Table_20_Contents"/>
          </table:table-cell>
          <table:table-cell table:style-name="Table1.E4" office:value-type="string">
            <text:p text:style-name="P78"/>
          </table:table-cell>
          <table:table-cell table:style-name="Table1.F4" office:value-type="string">
            <text:p text:style-name="P78"/>
          </table:table-cell>
          <table:table-cell table:style-name="Table1.G4" office:value-type="string">
            <text:p text:style-name="P78"/>
          </table:table-cell>
          <table:table-cell table:style-name="Table1.H4" office:value-type="string">
            <text:p text:style-name="P78"/>
          </table:table-cell>
          <table:table-cell table:style-name="Table1.I4" office:value-type="string">
            <text:p text:style-name="P78"/>
          </table:table-cell>
          <table:table-cell table:style-name="Table1.J4" office:value-type="string">
            <text:p text:style-name="P78"/>
          </table:table-cell>
        </table:table-row>
        <table:table-row>
          <table:table-cell table:style-name="Table1.A5" office:value-type="string">
            <text:p text:style-name="P79">UX/UI design</text:p>
          </table:table-cell>
          <table:table-cell table:style-name="Table1.B5" office:value-type="string">
            <text:p text:style-name="P78"/>
          </table:table-cell>
          <table:table-cell table:style-name="Table1.C5" office:value-type="string">
            <text:p text:style-name="P78"/>
          </table:table-cell>
          <table:table-cell table:style-name="Table1.D5" office:value-type="string">
            <text:p text:style-name="P78"/>
          </table:table-cell>
          <table:table-cell table:style-name="Table1.E5" office:value-type="string">
            <text:p text:style-name="P78"/>
          </table:table-cell>
          <table:table-cell table:style-name="Table1.F5" office:value-type="string">
            <text:p text:style-name="P78"/>
          </table:table-cell>
          <table:table-cell table:style-name="Table1.G5" office:value-type="string">
            <text:p text:style-name="P78"/>
          </table:table-cell>
          <table:table-cell table:style-name="Table1.H5" office:value-type="string">
            <text:p text:style-name="P78"/>
          </table:table-cell>
          <table:table-cell table:style-name="Table1.I5" office:value-type="string">
            <text:p text:style-name="P78"/>
          </table:table-cell>
          <table:table-cell table:style-name="Table1.J5" office:value-type="string">
            <text:p text:style-name="P78"/>
          </table:table-cell>
        </table:table-row>
        <table:table-row>
          <table:table-cell table:style-name="Table1.A8" office:value-type="string">
            <text:p text:style-name="P81">Implementation</text:p>
          </table:table-cell>
          <table:table-cell table:style-name="Table1.B8" office:value-type="string">
            <text:p text:style-name="P78"/>
          </table:table-cell>
          <table:table-cell table:style-name="Table1.C8" office:value-type="string">
            <text:p text:style-name="P78"/>
          </table:table-cell>
          <table:table-cell table:style-name="Table1.D8" office:value-type="string">
            <text:p text:style-name="P78"/>
          </table:table-cell>
          <table:table-cell table:style-name="Table1.E6" office:value-type="string">
            <text:p text:style-name="P78"/>
          </table:table-cell>
          <table:table-cell table:style-name="Table1.F6" office:value-type="string">
            <text:p text:style-name="P78"/>
          </table:table-cell>
          <table:table-cell table:style-name="Table1.G6" office:value-type="string">
            <text:p text:style-name="P78"/>
          </table:table-cell>
          <table:table-cell table:style-name="Table1.H6" office:value-type="string">
            <text:p text:style-name="P78"/>
          </table:table-cell>
          <table:table-cell table:style-name="Table1.I6" office:value-type="string">
            <text:p text:style-name="P78"/>
          </table:table-cell>
          <table:table-cell table:style-name="Table1.J6" office:value-type="string">
            <text:p text:style-name="P78"/>
          </table:table-cell>
        </table:table-row>
        <table:table-row>
          <table:table-cell table:style-name="Table1.A8" office:value-type="string">
            <text:p text:style-name="P81">Documentation</text:p>
          </table:table-cell>
          <table:table-cell table:style-name="Table1.B8" office:value-type="string">
            <text:p text:style-name="P78"/>
          </table:table-cell>
          <table:table-cell table:style-name="Table1.C8" office:value-type="string">
            <text:p text:style-name="P78"/>
          </table:table-cell>
          <table:table-cell table:style-name="Table1.D8" office:value-type="string">
            <text:p text:style-name="P78"/>
          </table:table-cell>
          <table:table-cell table:style-name="Table1.E7" office:value-type="string">
            <text:p text:style-name="P78"/>
          </table:table-cell>
          <table:table-cell table:style-name="Table1.F7" office:value-type="string">
            <text:p text:style-name="P78"/>
          </table:table-cell>
          <table:table-cell table:style-name="Table1.G7" office:value-type="string">
            <text:p text:style-name="P78"/>
          </table:table-cell>
          <table:table-cell table:style-name="Table1.H7" office:value-type="string">
            <text:p text:style-name="P78"/>
          </table:table-cell>
          <table:table-cell table:style-name="Table1.I7" office:value-type="string">
            <text:p text:style-name="P78"/>
          </table:table-cell>
          <table:table-cell table:style-name="Table1.J7" office:value-type="string">
            <text:p text:style-name="P78"/>
          </table:table-cell>
        </table:table-row>
        <table:table-row>
          <table:table-cell table:style-name="Table1.A8" office:value-type="string">
            <text:p text:style-name="P81">Testing and debugging</text:p>
          </table:table-cell>
          <table:table-cell table:style-name="Table1.B8" office:value-type="string">
            <text:p text:style-name="P78"/>
          </table:table-cell>
          <table:table-cell table:style-name="Table1.C8" office:value-type="string">
            <text:p text:style-name="P78"/>
          </table:table-cell>
          <table:table-cell table:style-name="Table1.D8" office:value-type="string">
            <text:p text:style-name="P78"/>
          </table:table-cell>
          <table:table-cell table:style-name="Table1.E8" office:value-type="string">
            <text:p text:style-name="P78"/>
          </table:table-cell>
          <table:table-cell table:style-name="Table1.F8" office:value-type="string">
            <text:p text:style-name="P78"/>
          </table:table-cell>
          <table:table-cell table:style-name="Table1.G8" office:value-type="string">
            <text:p text:style-name="P78"/>
          </table:table-cell>
          <table:table-cell table:style-name="Table1.H8" office:value-type="string">
            <text:p text:style-name="P78"/>
          </table:table-cell>
          <table:table-cell table:style-name="Table1.I8" office:value-type="string">
            <text:p text:style-name="P78"/>
          </table:table-cell>
          <table:table-cell table:style-name="Table1.J8" office:value-type="string">
            <text:p text:style-name="P78"/>
          </table:table-cell>
        </table:table-row>
      </table:table>
      <text:p text:style-name="P35"/>
      <text:p text:style-name="P2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text:soft-page-break/><text:span text:style-name="T30">R</text:span><text:span text:style-name="T29">EFERENCES</text:span></text:p>
      <text:p text:style-name="P30"/>
      <text:p text:style-name="P30"/>
      <text:p text:style-name="P77">[<text:span text:style-name="T53">1</text:span>]<text:tab/>"Faculty of Science", Sites.google.com, 2020. [Online]. Available: <text:tab/>https://sites.google.com/prod/sci.pdn.ac.lk/services/. [Accessed: 1<text:span text:style-name="T53">1</text:span>- Jun- 2020].</text:p>
      <text:p text:style-name="P30"/>
      <text:p text:style-name="P30">[<text:span text:style-name="T53">2</text:span>]<text:tab/>"Harvard Mobile Apps | Harvard University", Harvard University, 2020. [Online]. <text:tab/>Available: https://www.harvard.edu/about-harvard/harvard-mobile-apps. [Accessed: <text:tab/>1<text:span text:style-name="T53">1</text:span>- Jun- 2020].</text:p>
      <text:p text:style-name="P30"/>
      <text:p text:style-name="P30">[<text:span text:style-name="T54">3</text:span>]<text:tab/>"Harvard", <text:span text:style-name="T53">m</text:span>.harvard.edu, 2020. [Online]. Available: https://m.harvard.edu/. <text:tab/>[Accessed: 1<text:span text:style-name="T53">1</text:span>- Jun- 2020].</text:p>
      <text:p text:style-name="P30"/>
      <text:p text:style-name="P30">[<text:span text:style-name="T54">4</text:span>]<text:tab/>"About this app", <text:span text:style-name="T53">m</text:span>.princeton.edu, 2020. [Online]. Available: <text:tab/>https://m.princeton.edu/default/info/index. [Accessed: 1<text:span text:style-name="T53">1</text:span>- Jun- 2020].</text:p>
      <text:p text:style-name="P30"/>
      <text:p text:style-name="P30">[<text:span text:style-name="T54">5</text:span>]<text:tab/>"Princeton Mobile", <text:span text:style-name="T53">m</text:span>.princeton.edu, 2020. [Online]. Available: <text:tab/>https://m.princeton.edu/default/page/index. [Accessed: 1<text:span text:style-name="T53">1</text:span>- Jun- 2020].</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751cm" style:type="center"/>
          <style:tab-stop style:position="15.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1cm" fo:margin-left="4.001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4.001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cm" fo:margin-bottom="2.499cm" fo:margin-left="4.001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3" style:next-style-name="Standard">
      <style:header>
        <text:p text:style-name="MP2"><text:page-number text:select-page="current">iv</text:page-number></text:p>
      </style:header>
      <loext:header-first>
        <text:p text:style-name="MP2"><text:page-number text:select-page="current">ii</text:page-number></text:p>
      </loext:head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0:45:44.811000000</meta:creation-date>
    <dc:date>2020-06-12T23:50:45.481000000</dc:date>
    <meta:editing-duration>PT4H21M</meta:editing-duration>
    <meta:editing-cycles>21</meta:editing-cycles>
    <meta:generator>LibreOffice/6.3.5.2$Windows_X86_64 LibreOffice_project/dd0751754f11728f69b42ee2af66670068624673</meta:generator>
    <meta:document-statistic meta:table-count="1" meta:image-count="0" meta:object-count="0" meta:page-count="12" meta:paragraph-count="115" meta:word-count="1114" meta:character-count="7476" meta:non-whitespace-character-count="6470"/>
  </office:meta>
</office:document-meta>
</file>